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table:formula="of:=MID([.A2];1;2)" office:value-type="string" office:string-value="ff" calcext:value-type="string">
            <text:p>ff</text:p>
          </table:table-cell>
          <table:table-cell table:formula="of:=MID([.A2];3;2)" office:value-type="string" office:string-value="ff" calcext:value-type="string">
            <text:p>ff</text:p>
          </table:table-cell>
          <table:table-cell table:formula="of:=MID([.A2];5;2)" office:value-type="string" office:string-value="ff" calcext:value-type="string">
            <text:p>ff</text:p>
          </table:table-cell>
        </table:table-row>
        <table:table-row table:style-name="ro1">
          <table:table-cell table:style-name="ce1" office:value-type="string" calcext:value-type="string">
            <text:p>ff0000</text:p>
          </table:table-cell>
          <table:table-cell table:formula="of:=MID([.A3];1;2)" office:value-type="string" office:string-value="ff" calcext:value-type="string">
            <text:p>ff</text:p>
          </table:table-cell>
          <table:table-cell table:formula="of:=MID([.A3];3;2)" office:value-type="string" office:string-value="00" calcext:value-type="string">
            <text:p>00</text:p>
          </table:table-cell>
          <table:table-cell table:formula="of:=MID([.A3];5;2)" office:value-type="string" office:string-value="00" calcext:value-type="string">
            <text:p>00</text:p>
          </table:table-cell>
        </table:table-row>
        <table:table-row table:style-name="ro1">
          <table:table-cell table:formula="of:=CONCATENATE(DEC2HEX([.B4]);DEC2HEX([.C4]);DEC2HEX([.D4]))" office:value-type="string" office:string-value="FF8080" calcext:value-type="string">
            <text:p>FF8080</text:p>
          </table:table-cell>
          <table:table-cell table:formula="of:=ROUND((HEX2DEC([.B2])+HEX2DEC([.B3]))/2)" office:value-type="float" office:value="255" calcext:value-type="float">
            <text:p>255</text:p>
          </table:table-cell>
          <table:table-cell table:formula="of:=ROUND((HEX2DEC([.C2])+HEX2DEC([.C3]))/2)" office:value-type="float" office:value="128" calcext:value-type="float">
            <text:p>128</text:p>
          </table:table-cell>
          <table:table-cell table:formula="of:=ROUND((HEX2DEC([.D2])+HEX2DEC([.D3]))/2)"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.00.0000</text:date>, <text:time style:data-style-name="N2" text:time-value="14:28:02.61977933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6:54:00.976266214</meta:creation-date>
    <dc:date>2017-07-05T20:29:02.492690087</dc:date>
    <meta:editing-duration>P5DT1H47M3S</meta:editing-duration>
    <meta:editing-cycles>3</meta:editing-cycles>
    <meta:generator>LibreOffice/5.1.6.2$Linux_X86_64 LibreOffice_project/10m0$Build-2</meta:generator>
    <meta:document-statistic meta:table-count="1" meta:cell-count="15" meta:object-count="0"/>
  </office:meta>
</office:document-meta>
</file>